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106" officeooo:paragraph-rsid="00103106"/>
    </style:style>
    <style:style style:name="P2" style:family="paragraph" style:parent-style-name="Standard">
      <style:text-properties officeooo:paragraph-rsid="00103106"/>
    </style:style>
    <style:style style:name="P3" style:family="paragraph" style:parent-style-name="Standard">
      <style:paragraph-properties fo:margin-left="0in" fo:margin-right="0in" fo:text-indent="0in" style:auto-text-indent="false" style:vertical-align="auto"/>
      <style:text-properties officeooo:rsid="00121bc9" officeooo:paragraph-rsid="0012e388"/>
    </style:style>
    <style:style style:name="P4" style:family="paragraph" style:parent-style-name="Standard">
      <style:paragraph-properties fo:margin-left="0in" fo:margin-right="0in" fo:text-indent="0in" style:auto-text-indent="false" style:vertical-align="auto"/>
      <style:text-properties officeooo:paragraph-rsid="0012e388"/>
    </style:style>
    <style:style style:name="P5" style:family="paragraph" style:parent-style-name="Text_20_body">
      <style:text-properties officeooo:rsid="00103106" officeooo:paragraph-rsid="00103106"/>
    </style:style>
    <style:style style:name="P6" style:family="paragraph" style:parent-style-name="Text_20_body">
      <style:text-properties officeooo:rsid="00103106" officeooo:paragraph-rsid="001056c1"/>
    </style:style>
    <style:style style:name="P7" style:family="paragraph" style:parent-style-name="Text_20_body">
      <style:text-properties fo:font-weight="bold" officeooo:rsid="00103106" officeooo:paragraph-rsid="00103106" style:font-weight-asian="bold" style:font-weight-complex="bold"/>
    </style:style>
    <style:style style:name="P8" style:family="paragraph" style:parent-style-name="Text_20_body">
      <style:text-properties fo:font-weight="bold" officeooo:rsid="001056c1" officeooo:paragraph-rsid="001056c1" style:font-weight-asian="bold" style:font-weight-complex="bold"/>
    </style:style>
    <style:style style:name="P9" style:family="paragraph" style:parent-style-name="Text_20_body">
      <style:text-properties fo:font-weight="bold" officeooo:rsid="0012e388" officeooo:paragraph-rsid="0012e388" style:font-weight-asian="bold" style:font-weight-complex="bold"/>
    </style:style>
    <style:style style:name="P10" style:family="paragraph" style:parent-style-name="Text_20_body">
      <style:text-properties officeooo:rsid="00121bc9" officeooo:paragraph-rsid="00121bc9"/>
    </style:style>
    <style:style style:name="P11" style:family="paragraph" style:parent-style-name="Text_20_body">
      <style:text-properties officeooo:rsid="00121bc9" officeooo:paragraph-rsid="0012e388"/>
    </style:style>
    <style:style style:name="P12" style:family="paragraph" style:parent-style-name="Text_20_body">
      <style:text-properties officeooo:rsid="0012e388" officeooo:paragraph-rsid="0012e388"/>
    </style:style>
    <style:style style:name="P13" style:family="paragraph" style:parent-style-name="Text_20_body">
      <style:text-properties officeooo:paragraph-rsid="0012e388"/>
    </style:style>
    <style:style style:name="P14" style:family="paragraph" style:parent-style-name="Text_20_body">
      <style:text-properties fo:color="#000000" officeooo:rsid="0012e388" officeooo:paragraph-rsid="0012e388"/>
    </style:style>
    <style:style style:name="P15" style:family="paragraph" style:parent-style-name="Text_20_body">
      <style:text-properties fo:color="#000000" fo:font-weight="bold" officeooo:rsid="0012e388" officeooo:paragraph-rsid="0012e388" style:font-weight-asian="bold" style:font-weight-complex="bold"/>
    </style:style>
    <style:style style:name="P16" style:family="paragraph" style:parent-style-name="Text_20_body">
      <style:text-properties officeooo:rsid="001316dd" officeooo:paragraph-rsid="001316dd"/>
    </style:style>
    <style:style style:name="T1" style:family="text">
      <style:text-properties officeooo:rsid="00103106"/>
    </style:style>
    <style:style style:name="T2" style:family="text">
      <style:text-properties fo:font-variant="normal" fo:text-transform="none" fo:color="#121212" style:font-name="proxima-nova" fo:letter-spacing="normal" fo:font-style="normal" fo:font-weight="bold"/>
    </style:style>
    <style:style style:name="T3" style:family="text">
      <style:text-properties fo:font-variant="normal" fo:text-transform="none" fo:color="#121212" style:font-name="proxima-nova" fo:letter-spacing="normal" fo:font-style="normal" fo:font-weight="bold" officeooo:rsid="00103106"/>
    </style:style>
    <style:style style:name="T4" style:family="text">
      <style:text-properties officeooo:rsid="001056c1"/>
    </style:style>
    <style:style style:name="T5" style:family="text">
      <style:text-properties officeooo:rsid="0012e388"/>
    </style:style>
    <style:style style:name="T6" style:family="text">
      <style:text-properties fo:color="#000000"/>
    </style:style>
    <style:style style:name="T7" style:family="text">
      <style:text-properties fo:color="#000000" officeooo:rsid="0012e3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Lekcija </text:span><text:span text:style-name="T2">5. The Basics of Git &amp; GitHub</text:span></text:p>
      <text:p text:style-name="P2"/>
      <text:p text:style-name="P1"><text:span text:style-name="T2"/></text:p>
      <text:p text:style-name="P5">Sa Git softverom smo se već upoznali u lekciji 2 ( i nadam se da ga imamo instaliranog na našem računaru).</text:p>
      <text:p text:style-name="P5">Za pošetak ćemo se upoznati sa nekim Git operacijama. Za to je potrebno da otvorimo komandni shell ( Git bash, Terminal i sl. ).</text:p>
      <text:p text:style-name="P7">Konfigurisanje git-a:</text:p>
      <text:p text:style-name="P5">&gt; git config <text:s/>- - global user.name “Milan Popovic” <text:s/>// ime vlasnika</text:p>
      <text:p text:style-name="P5">&gt; git config - -global user.email <text:a xlink:type="simple" xlink:href="mailto:myroadtocode@gmail.com">myroadtocode@gmail.com</text:a> // email vlasnika</text:p>
      <text:p text:style-name="P7">Inicijalizacija git-a:</text:p>
      <text:p text:style-name="P5">Pozicionirajte se u folder čije fajlove želite da “verzionirate” ( na primer u folder Code/fitl-app-basic )</text:p>
      <text:p text:style-name="P5">Code/fitl-app-basic&gt; git init</text:p>
      <text:p text:style-name="P7">Dodavanje fajla za verzioniranje:</text:p>
      <text:p text:style-name="P5">Code/fitl-app-basic&gt; git add ime_fajla <text:s/>(ili git add . <text:s text:c="2"/>za sve fajlove iz foldera )</text:p>
      <text:p text:style-name="P8">Resetovanje fajlova za verzioniranje ( prije komita ):</text:p>
      <text:p text:style-name="P6">Code/fitl-app-basic&gt; git <text:span text:style-name="T4">reset</text:span></text:p>
      <text:p text:style-name="P8">Provera git statusa:</text:p>
      <text:p text:style-name="P6">Code/fitl-app-basic&gt; <text:span text:style-name="T4">git status</text:span></text:p>
      <text:p text:style-name="P7">Komit ( dodavanje u repozitorijum)</text:p>
      <text:p text:style-name="P6">Code/fitl-app-basic&gt; <text:span text:style-name="T4">git commit -m “Poruka uz komit koja objašnjava razlog revizije”</text:span></text:p>
      <text:p text:style-name="P8">Istorija promena:</text:p>
      <text:p text:style-name="P6">Code/fitl-app-basic&gt; git <text:span text:style-name="T4">log</text:span></text:p>
      <text:p text:style-name="P6"/>
      <text:p text:style-name="P10">Git Hub ( <text:a xlink:type="simple" xlink:href="https://github.com/">https://github.com</text:a> <text:s/>)</text:p>
      <text:p text:style-name="P10">GitHub je web servis za hostovanje git repozitorijuma. Korišćenjem GitHub-a zapravo kopirate ( klonirate ) vaš lokalni repozitorijum u on-line ( cloud ) repozitorijum koji je na web-u dostupan vama i svima drugim kojima date to pravo. Registracija je veoma jednostavna.</text:p>
      <text:p text:style-name="P11">Ja sam kreirao jedan poseban repozitorijum na GitHub-u kojemu se može pristupiti na sledećoj adresi: <text:a xlink:type="simple" xlink:href="https://github.com/myroadtocode/fitl-app-basic.git"><text:span text:style-name="T5">https://github.com/myroadtocode/fitl-app-basic.git</text:span></text:a><text:span text:style-name="T5"> </text:span></text:p>
      <text:p text:style-name="P4"><text:span text:style-name="T6">name: myroadtocode</text:span></text:p>
      <text:p text:style-name="P3"><text:span text:style-name="T6">pass: myroad1234</text:span></text:p>
      <text:p text:style-name="P3"><text:span text:style-name="T6"/></text:p>
      <text:p text:style-name="P9">Povezivanje lokalnog i GitHub repozitorijuma se vrši sledećom komandom;</text:p>
      <text:p text:style-name="P13"><text:soft-page-break/><text:span text:style-name="T1">Code/fitl-app-basic&gt; git remote add origin <text:s/></text:span><text:span text:style-name="T7">https://github.com/myroadtocode/fitl-app-basic.git</text:span></text:p>
      <text:p text:style-name="P15">Listanje <text:s/>repozitorijuma sa kojima je lokalni repozitorijum povezan:</text:p>
      <text:p text:style-name="P14"><text:span text:style-name="T1">Code/fitl-app-basic&gt; git remote -</text:span>v</text:p>
      <text:p text:style-name="P10"/>
      <text:p text:style-name="P9">Push ( upload ) lokalni repozitorijum na GitHub:</text:p>
      <text:p text:style-name="P12"><text:span text:style-name="T1">Code/fitl-app-basic&gt; </text:span>git push origin master</text:p>
      <text:p text:style-name="P12"/>
      <text:p text:style-name="P16">Na kraju lekcije dat je podsjetnik ( cheatsheet ) za git ( obavezno pogledati ).</text:p>
      <text:p text:style-name="P16"><text:a xlink:type="simple" xlink:href="https://selftaughtcoders.com/from-idea-to-launch/lesson-5/git-github-basics-cheatsheet/">https://selftaughtcoders.com/from-idea-to-launch/lesson-5/git-github-basics-cheatsheet/</text:a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7:22:44.448045522</meta:creation-date>
    <dc:date>2016-02-12T08:45:10.658004658</dc:date>
    <meta:editing-duration>PT1H6M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2" meta:word-count="276" meta:character-count="2017" meta:non-whitespace-character-count="1764"/>
  </office:meta>
</office:document-meta>
</file>